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entury Gothic" svg:font-family="'Century Gothic'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Text_20_body">
      <style:text-properties style:font-name="Calibri" fo:font-size="12pt" style:font-size-asian="12pt" style:font-size-complex="12pt"/>
    </style:style>
    <style:style style:name="P3" style:family="paragraph" style:parent-style-name="Code_20_Snippet" style:master-page-name="">
      <style:paragraph-properties style:page-number="auto" fo:keep-with-next="always"/>
    </style:style>
    <style:style style:name="P4" style:family="paragraph" style:parent-style-name="Subtitle">
      <style:text-properties style:font-name="Calibri"/>
    </style:style>
    <style:style style:name="P5" style:family="paragraph" style:parent-style-name="Title">
      <style:text-properties style:font-name="Calibri"/>
    </style:style>
    <style:style style:name="P6" style:family="paragraph" style:parent-style-name="Heading_20_1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fo:color="#000000"/>
    </style:style>
    <style:style style:name="T4" style:family="text">
      <style:text-properties fo:color="#000000" style:font-name="Calibri"/>
    </style:style>
    <style:style style:name="T5" style:family="text">
      <style:text-properties fo:color="#a020f0"/>
    </style:style>
    <style:style style:name="T6" style:family="text">
      <style:text-properties fo:color="#a020f0" style:font-name="Calibri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utput Format Creation</text:p>
      <text:p text:style-name="P4">November <text:s/>23, 2010</text:p>
      <text:h text:style-name="P6" text:outline-level="1">Introduction</text:h>
      <text:p text:style-name="Text_20_body"><text:span text:style-name="T1">The Program With No Name allows considerable flexibility in experiment design within the constraints of the graphical interface. <text:s/>However, there is no graphical interface to create or modify output formats. <text:s/>Instead, output formats must be created or changed by modifying the Matlab m‑file ProcessResults.m. <text:s/>This document provides guidance on how to create a new format.</text:span></text:p>
      <text:h text:style-name="Heading_20_1" text:outline-level="1"><text:span text:style-name="T1">Steps to Create a New Output Format</text:span></text:h>
      <text:h text:style-name="Heading_20_2" text:outline-level="2"><text:span text:style-name="T1">First, a note of caution:</text:span></text:h>
      <text:p text:style-name="Text_20_body"><text:span text:style-name="T1">Necessarily, the following steps will make changes to the code which processes results files. <text:s/>Such changes have the potential to break previously-working code. <text:s/>It is recommended that you create a backup copy of ProcessResults.m before making any changes. <text:s/></text:span></text:p>
      <text:h text:style-name="Heading_20_2" text:outline-level="2"><text:span text:style-name="T1">1. Add new name to OUTPUT_FORMATS</text:span></text:h>
      <text:p text:style-name="Standard">The variable OUTPUT_FORMATS is a cell array of strings, where the strings are the names of the <text:s/>defined output formats. <text:s/>If ProcessResults is called without any input arguments, OUTPUT_FORMATS is returned. <text:s/>This is how the Output Format box on the PostProcess Results form is populated.</text:p>
      <text:p text:style-name="Standard">Append the name of the new format to the end of OUTPUT_FORMATS. <text:s/>For example, if there were previously two formats named Format1 and Format2, and the new format is to be called My Format, the statement would be changed to:</text:p>
      <text:p text:style-name="Code_20_Snippet">OUTPUT_FORMATS = {'Format1' 'Format2' 'My Format'};</text:p>
      <text:p text:style-name="Text_20_body"><text:span text:style-name="T1">Note that the order of names within the cell array is important. <text:s/>A few lines after OUTPUT_FORMATS is defined, the statement</text:span></text:p>
      <text:p text:style-name="Code_20_Snippet">OFidx = strcmpi(outputformat,OUTPUT_FORMATS);</text:p>
      <text:p text:style-name="Text_20_body"><text:span text:style-name="T1">defines OFidx as the position of outputformat within OUTPUT_FORMATS. <text:s/>OFidx is used to determine which function should be used to process the raw output.</text:span></text:p>
      <text:h text:style-name="Heading_20_2" text:outline-level="2"><text:span text:style-name="T1">2. Call the new output function</text:span></text:h>
      <text:p text:style-name="Text_20_body"><text:span text:style-name="T1">Each output format is associated with a subfunction within ProcessResults.m. <text:s/>These have names of the form createOutput_nameOfTheOutputFormat. <text:s/>For example, the format named 'My Format' should be associated with a subfunction called something like createOutput_MyFormat. <text:s/>The logic to select which subfunction to run begins roughly at line 85. <text:s/>Add a new stanza to the switch statement corresponding to the position of the new format name in OUTPUT_FORMATS, following the example of the existing code. <text:s/>After changes, the code may look something like the following.</text:span></text:p>
      <text:p text:style-name="Text_20_body"><text:span text:style-name="T1"/></text:p>
      <text:p text:style-name="P3"><text:soft-page-break/>switch find(OFidx)</text:p>
      <text:p text:style-name="Code_20_Snippet"><text:tab/>case 1</text:p>
      <text:p text:style-name="Code_20_Snippet"><text:tab/><text:tab/>[headers, data, datafmt] = createOutput_Format1(S);</text:p>
      <text:p text:style-name="Code_20_Snippet"><text:tab/>case 2</text:p>
      <text:p text:style-name="Code_20_Snippet"><text:tab/><text:tab/>[headers, data, datafmt] = createOutput_Format2(S);</text:p>
      <text:p text:style-name="Code_20_Snippet"><text:tab/>case 3</text:p>
      <text:p text:style-name="Code_20_Snippet"><text:tab/><text:tab/>[headers, data, datafmt] = createOutput_MyFormat(S);</text:p>
      <text:p text:style-name="Code_20_Snippet"><text:tab/>otherwise</text:p>
      <text:p text:style-name="Code_20_Snippet"><text:tab/><text:tab/>fprintf(1,'find(OFidx) = '), disp(find(OFidx))</text:p>
      <text:p text:style-name="Code_20_Snippet"><text:tab/><text:tab/>error('ProcessResults:unexpectedValue','find(OFidx) has an unexpected value.')</text:p>
      <text:p text:style-name="Code_20_Snippet">end</text:p>
      <text:h text:style-name="Heading_20_2" text:outline-level="2"><text:span text:style-name="T1">3. Write the new output function</text:span></text:h>
      <text:p text:style-name="Text_20_body"><text:span text:style-name="T1">Create a new function at the end of ProcessOutput with whatever name you used in the previous step. <text:s/>Continuing the MyFormat example, the function statement would have the form:</text:span></text:p>
      <text:p text:style-name="Code_20_Snippet">function [headers, data, datafmt] = createOutput_MyFormat(S)</text:p>
      <text:p text:style-name="Text_20_body"><text:span text:style-name="T1">In yo</text:span><text:span text:style-name="T2">ur function, you can create the outputs in any way you wish so long as they have a form which is compatible with the code which writes the output file.</text:span></text:p>
      <text:p text:style-name="P2"><text:span text:style-name="T7">headers</text:span> must be a string, so that the header line(s) can be written out as:</text:p>
      <text:p text:style-name="Code_20_Snippet">fprintf(fid, '%s\n', headers);</text:p>
      <text:p text:style-name="P2"><text:span text:style-name="T7">data</text:span> should be a cell array (may be multi-dimensional), and <text:span text:style-name="T7">datafmt</text:span> should be a corresponding format string, so that the body of the output file can be written using:</text:p>
      <text:p text:style-name="Code_20_Snippet">fprintf(fid, datafmt, data{:});</text:p>
      <text:p text:style-name="P1"/>
      <text:p text:style-name="P1">As a trivial example, consider the function</text:p>
      <text:p text:style-name="P1"/>
      <text:p text:style-name="Code_20_Snippet">function [headers, data, datafmt] = createOutput_TrivialExample(S)</text:p>
      <text:p text:style-name="Code_20_Snippet"><text:tab/>headers = 'Number, Letter';</text:p>
      <text:p text:style-name="Code_20_Snippet"><text:tab/>data = { 1 2 3; 'a' 'b' 'c'};</text:p>
      <text:p text:style-name="Code_20_Snippet"><text:tab/>datafmt <text:s/>= '%d, %s\n';</text:p>
      <text:p text:style-name="Code_20_Snippet">end</text:p>
      <text:p text:style-name="P1"/>
      <text:p text:style-name="P1">This function will create an output file:</text:p>
      <text:p text:style-name="Code_20_Snippet">Number, Letter</text:p>
      <text:p text:style-name="Code_20_Snippet">1,a</text:p>
      <text:p text:style-name="Code_20_Snippet">2,b</text:p>
      <text:p text:style-name="Code_20_Snippet">3,c</text:p>
      <text:p text:style-name="P1"/>
      <text:p text:style-name="P1">A tab-delimited version of this file could be made by modifying <text:span text:style-name="T7">headers</text:span> and <text:span text:style-name="T7">datafmt</text:span> to be</text:p>
      <text:p text:style-name="P1"/>
      <text:p text:style-name="Code_20_Snippet">headers = sprintf('Number\tLetter');</text:p>
      <text:p text:style-name="Code_20_Snippet"><text:soft-page-break/>datafmt = '%d\t%s\n';</text:p>
      <text:p text:style-name="P1"><text:s/></text:p>
      <text:p text:style-name="P1">To create a non-trivial function (that is, one that actually contains experiment results), you will need to extract information from the structure S, which is provided as a function argument. <text:s/>The contents and structure of S are available from the Help menu, under Structure of Stored Data. <text:s/>S contains results of the experiment (keypress and stimulus presentation data) as well as the full specification of the experimen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entury Gothic" svg:font-family="'Century Gothic'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entury Gothic" style:font-size-asian="10pt" style:font-name-complex="Courier New" style:font-size-complex="10pt"/>
    </style:style>
    <style:style style:name="Code_20_Snippet" style:display-name="Code Snippet" style:family="paragraph" style:parent-style-name="Text_20_body">
      <style:paragraph-properties fo:background-color="#e6e6e6" fo:padding="0.0201in" fo:border-left="none" fo:border-right="none" fo:border-top="0.0008in solid #000000" fo:border-bottom="0.0008in solid #000000" style:shadow="none">
        <style:background-image/>
      </style:paragraph-properties>
      <style:text-properties style:font-name="Tahoma" fo:font-size="10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33H03M01S</meta:editing-duration>
    <meta:editing-cycles>12</meta:editing-cycles>
    <meta:generator>OpenOffice.org/3.2$Win32 OpenOffice.org_project/320m18$Build-9502</meta:generator>
    <dc:date>2010-11-24T08:55:07.88</dc:date>
    <dc:creator>Rob Olson</dc:creator>
    <meta:document-statistic meta:table-count="0" meta:image-count="0" meta:object-count="0" meta:page-count="3" meta:paragraph-count="51" meta:word-count="634" meta:character-count="4145"/>
    <meta:user-defined meta:name="Info 1"/>
    <meta:user-defined meta:name="Info 2"/>
    <meta:user-defined meta:name="Info 3"/>
    <meta:user-defined meta:name="Info 4"/>
  </office:meta>
</office:document-meta>
</file>